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F0000024E6CB2F4E8E2BBA8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+ 1c black" svg:font-family="'M+ 1c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9999" draw:marker-start-width="0.35cm" draw:marker-end-width="0.35cm" draw:fill="none" draw:textarea-horizontal-align="justify" draw:textarea-vertical-align="middle" draw:auto-grow-height="false" fo:min-height="0.25cm" fo:min-width="1.9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66ff66" draw:marker-start-width="0.35cm" draw:marker-end-width="0.35cm" draw:fill="none" draw:textarea-horizontal-align="justify" draw:textarea-vertical-align="middle" draw:auto-grow-height="false" fo:min-height="5.25cm" fo:min-width="17.2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35cm" fo:min-width="5.1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stroke="none" svg:stroke-color="#000000" draw:fill="none" draw:fill-color="#ffffff" fo:min-height="1.381cm"/>
    </style:style>
    <style:style style:name="gr7" style:family="graphic" style:parent-style-name="objectwithoutfill">
      <style:graphic-properties svg:stroke-width="0.1cm" svg:stroke-color="#ff0066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9933" style:font-name="M+ 1c black" fo:font-size="14pt" style:font-name-asian="M+ 1c black" style:font-size-asian="14pt" style:font-size-complex="14pt"/>
    </style:style>
    <style:style style:name="P4" style:family="paragraph">
      <loext:graphic-properties draw:fill="none" draw:fill-color="#ffffff"/>
      <style:text-properties fo:color="#009933" style:font-name="M+ 1c black" fo:font-size="14pt" style:font-name-asian="M+ 1c black" style:font-size-asian="14pt" style:font-size-complex="14pt"/>
    </style:style>
    <style:style style:name="P5" style:family="paragraph">
      <style:text-properties fo:color="#ff3300" style:font-name="M+ 1c black" fo:font-size="14pt" style:font-name-asian="M+ 1c black" style:font-size-asian="14pt" style:font-size-complex="14pt"/>
    </style:style>
    <style:style style:name="P6" style:family="paragraph">
      <loext:graphic-properties draw:fill="none" draw:fill-color="#ffffff"/>
      <style:text-properties fo:color="#ff3300" style:font-name="M+ 1c black" fo:font-size="14pt" style:font-name-asian="M+ 1c black" style:font-size-asian="14pt" style:font-size-complex="14pt"/>
    </style:style>
    <style:style style:name="P7" style:family="paragraph">
      <style:text-properties fo:color="#ff0066" style:font-name="M+ 1c black" fo:font-size="14pt" style:font-name-asian="M+ 1c black" style:font-size-asian="14pt" style:font-size-complex="14pt"/>
    </style:style>
    <style:style style:name="P8" style:family="paragraph">
      <loext:graphic-properties draw:fill="none" draw:fill-color="#ffffff"/>
      <style:text-properties fo:color="#ff0066" style:font-name="M+ 1c black" fo:font-size="14pt" style:font-name-asian="M+ 1c black" style:font-size-asian="14pt" style:font-size-complex="14pt"/>
    </style:style>
    <style:style style:name="T1" style:family="text">
      <style:text-properties fo:color="#009933" style:font-name="M+ 1c black" fo:font-size="14pt" style:font-name-asian="M+ 1c black" style:font-size-asian="14pt" style:font-size-complex="14pt"/>
    </style:style>
    <style:style style:name="T2" style:family="text">
      <style:text-properties fo:color="#ff3300" style:font-name="M+ 1c black" fo:font-size="14pt" style:font-name-asian="M+ 1c black" style:font-size-asian="14pt" style:font-size-complex="14pt"/>
    </style:style>
    <style:style style:name="T3" style:family="text">
      <style:text-properties fo:color="#ff0066" style:font-name="M+ 1c black" fo:font-size="14pt" style:font-name-asian="M+ 1c black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9.736cm" svg:height="10.711cm" svg:x="0.764cm" svg:y="0.889cm">
          <draw:image xlink:href="Pictures/100002010000043F0000024E6CB2F4E8E2BBA8EC.png" xlink:type="simple" xlink:show="embed" xlink:actuate="onLoad">
            <text:p/>
          </draw:image>
        </draw:frame>
        <draw:custom-shape draw:style-name="gr2" draw:text-style-name="P2" draw:layer="layout" svg:width="2.5cm" svg:height="0.6cm" svg:x="17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8cm" svg:height="5.6cm" svg:x="1.8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7cm" svg:height="0.7cm" svg:x="1.7cm" svg:y="3.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6cm" svg:height="1.5cm" svg:x="1.6cm" svg:y="11.5cm">
          <draw:text-box>
            <text:p text:style-name="P3"><text:span text:style-name="T1">ディレクトリ</text:span></text:p>
          </draw:text-box>
        </draw:frame>
        <draw:frame draw:style-name="gr5" draw:text-style-name="P6" draw:layer="layout" svg:width="5.6cm" svg:height="1.5cm" svg:x="4.5cm" svg:y="2.6cm">
          <draw:text-box>
            <text:p text:style-name="P5"><text:span text:style-name="T2">変更は</text:span><text:span text:style-name="T2">16</text:span><text:span text:style-name="T2">回</text:span></text:p>
          </draw:text-box>
        </draw:frame>
        <draw:frame draw:style-name="gr6" draw:text-style-name="P8" draw:layer="layout" svg:width="4.1cm" svg:height="1.631cm" svg:x="14.3cm" svg:y="2cm">
          <draw:text-box>
            <text:p text:style-name="P7"><text:span text:style-name="T3">ディレクトリをダウンロード</text:span></text:p>
          </draw:text-box>
        </draw:frame>
        <draw:line draw:style-name="gr7" draw:text-style-name="P2" draw:layer="layout" svg:x1="18.3cm" svg:y1="4.5cm" svg:x2="17.4cm" svg:y2="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+ 1c black" svg:font-family="'M+ 1c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shii</meta:initial-creator>
    <meta:creation-date>2019-04-14T06:43:55.770356128</meta:creation-date>
    <dc:date>2019-04-14T17:43:33.428666619</dc:date>
    <dc:creator>ishii</dc:creator>
    <meta:editing-duration>PT10H59M37S</meta:editing-duration>
    <meta:editing-cycles>3</meta:editing-cycles>
    <meta:generator>LibreOffice/5.2.7.2$Linux_X86_64 LibreOffice_project/20m0$Build-2</meta:generator>
    <meta:document-statistic meta:object-count="8"/>
  </office:meta>
</office:document-meta>
</file>